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oho Std Light" svg:font-family="'Soho Std Light'"/>
    <style:font-face style:name="Soho Std" svg:font-family="'Soho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1e68b" officeooo:paragraph-rsid="0001e68b"/>
    </style:style>
    <style:style style:name="P2" style:family="paragraph" style:parent-style-name="Standard">
      <style:paragraph-properties fo:text-align="center" style:justify-single-word="false"/>
      <style:text-properties style:font-name="Soho Std" fo:font-size="40pt" fo:font-weight="bold" officeooo:rsid="0001e68b" officeooo:paragraph-rsid="0001e68b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Soho Std" officeooo:rsid="0001e68b" officeooo:paragraph-rsid="0001e68b"/>
    </style:style>
    <style:style style:name="P4" style:family="paragraph" style:parent-style-name="Standard">
      <style:text-properties style:font-name="Soho Std" officeooo:rsid="0001e68b" officeooo:paragraph-rsid="0001e68b"/>
    </style:style>
    <style:style style:name="P5" style:family="paragraph" style:parent-style-name="Standard">
      <style:paragraph-properties fo:text-align="center" style:justify-single-word="false"/>
      <style:text-properties style:font-name="Soho Std" fo:font-size="26pt" fo:font-weight="bold" officeooo:rsid="0001e68b" officeooo:paragraph-rsid="0001e68b" style:font-size-asian="26pt" style:font-weight-asian="bold" style:font-size-complex="26pt" style:font-weight-complex="bold"/>
    </style:style>
    <style:style style:name="P6" style:family="paragraph" style:parent-style-name="Standard">
      <style:text-properties style:font-name="Soho Std" fo:font-weight="bold" officeooo:rsid="0001e68b" officeooo:paragraph-rsid="0001e68b" style:font-weight-asian="bold" style:font-weight-complex="bold"/>
    </style:style>
    <style:style style:name="P7" style:family="paragraph" style:parent-style-name="Standard" style:list-style-name="L1">
      <style:text-properties style:font-name="Soho Std" officeooo:rsid="0006e467" officeooo:paragraph-rsid="0004edf4"/>
    </style:style>
    <style:style style:name="P8" style:family="paragraph" style:parent-style-name="Standard">
      <style:text-properties style:font-name="Soho Std Light" officeooo:rsid="0001e68b" officeooo:paragraph-rsid="0001e68b"/>
    </style:style>
    <style:style style:name="P9" style:family="paragraph" style:parent-style-name="Standard">
      <style:text-properties style:font-name="Soho Std Light" officeooo:rsid="0001e68b" officeooo:paragraph-rsid="0004edf4"/>
    </style:style>
    <style:style style:name="P10" style:family="paragraph" style:parent-style-name="Standard">
      <style:text-properties style:font-name="Soho Std Light" officeooo:rsid="0004edf4" officeooo:paragraph-rsid="0004edf4"/>
    </style:style>
    <style:style style:name="P11" style:family="paragraph" style:parent-style-name="Standard">
      <style:text-properties style:font-name="Soho Std Light" officeooo:rsid="0004edf4" officeooo:paragraph-rsid="0006e467"/>
    </style:style>
    <style:style style:name="P12" style:family="paragraph" style:parent-style-name="Standard">
      <style:text-properties style:font-name="Soho Std Light" officeooo:rsid="0006e467" officeooo:paragraph-rsid="0006e467"/>
    </style:style>
    <style:style style:name="P13" style:family="paragraph" style:parent-style-name="Standard">
      <style:text-properties style:font-name="Soho Std Light" officeooo:rsid="0006e467" officeooo:paragraph-rsid="0006eee9"/>
    </style:style>
    <style:style style:name="T1" style:family="text">
      <style:text-properties officeooo:rsid="0003b347"/>
    </style:style>
    <style:style style:name="T2" style:family="text">
      <style:text-properties officeooo:rsid="0004edf4"/>
    </style:style>
    <style:style style:name="T3" style:family="text">
      <style:text-properties officeooo:rsid="0006e467"/>
    </style:style>
    <style:style style:name="T4" style:family="text">
      <style:text-properties officeooo:rsid="0006ee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áctica 1</text:p>
      <text:p text:style-name="P2">Agentes Reactivos</text:p>
      <text:p text:style-name="P5">Los extraños mundos de BelKan</text:p>
      <text:p text:style-name="P5"/>
      <text:p text:style-name="P3">Juan Manuel Salcedo Serrano</text:p>
      <text:p text:style-name="P3">74744240J</text:p>
      <text:p text:style-name="P4"/>
      <text:p text:style-name="P4"/>
      <text:p text:style-name="P8">El comportamiento del agente se divide en dos “fases” seguidas y co<text:span text:style-name="T1">m</text:span>plementarias: la de actualización del entorno y la decisión de la actuación.</text:p>
      <text:p text:style-name="P4"/>
      <text:p text:style-name="P9"><text:span text:style-name="T2">Previamente se ha iniciado el “juego” inicializando los valores de las variables mediante una función auxiliar(Iniciar()).</text:span></text:p>
      <text:p text:style-name="P4"/>
      <text:p text:style-name="P6">Actualización del entorno</text:p>
      <text:p text:style-name="P9"><text:span text:style-name="T2">En un primer momento se compruema mediante los sensores que no se “detecte” un reinicio. En tal caso se llama a una función a parte en la que se “resetean” todas las variables(mapaAux, objetos, fila y columna, fila y columna provisionales...) menos el mapa principal(mapaResultado).</text:span></text:p>
      <text:p text:style-name="P9"/>
      <text:p text:style-name="P11">Tras esto se comprueba la última acción realizada y se <text:span text:style-name="T3">actualiza</text:span> la información que se tiene del entorno <text:span text:style-name="T3">cambiando los valores de la posición(fila y columna, tanto fijas como provisionales) <text:s/>o “girando la orientación de la brújula <text:s/></text:span>en función de es<text:span text:style-name="T3">a acción previa.</text:span></text:p>
      <text:p text:style-name="P11"/>
      <text:p text:style-name="P12">En caso de estar sobre un punto K y no estar bien situado, se actualiza el valor de la posición y el de la variable bien_situado, esta a true.</text:p>
      <text:p text:style-name="P12"/>
      <text:p text:style-name="P12">En casod e estar bien_situado se transfiere el conocimiento “provisional” de mapaAux al mapaResultado y se actualiza el conocimiento que se tiene de este últmo, sino se acualiza el del mapaAuxiliar.</text:p>
      <text:list xml:id="list531754103542473791" text:style-name="L1">
        <text:list-header>
          <text:p text:style-name="P7"/>
        </text:list-header>
      </text:list>
      <text:p text:style-name="P4"/>
      <text:p text:style-name="P6">Decisión de la actuación</text:p>
      <text:p text:style-name="P12">Posteriormente hay que “decidir” que acción llevar a cabo. </text:p>
      <text:p text:style-name="P9"/>
      <text:p text:style-name="P13">En caso de tener delante objetos de los cuales no se dispone(o que se pueden coger más, en el caso de las llaves) <text:span text:style-name="T4">los coge, por medio de <text:s/>una llamada a una función auxiliar, en la que actualiza el valor de las variables de control correspondientes y selecciona la acción llevada a cabo</text:span>. </text:p>
      <text:p text:style-name="P13"/>
      <text:p text:style-name="P13"><text:soft-page-break/>En caso de tener delante terreno “conflictivo” y disponer en la mochila del objeto necesario(bikini para el agua, llave para las puertas o zapatillas para el bosque) este se <text:span text:style-name="T4">saca de la mochila</text:span>, por medio de una llamada a una función auxili<text:span text:style-name="T4">ar en la que actualiza el valor de las variables de control correspondientes y selecciona la acción llevada a cabo</text:span>. </text:p>
      <text:p text:style-name="P12"/>
      <text:p text:style-name="P12">Si no se da ninguno de estos casos, se comprueba el valor del terreno de delante, si es desconocido se avanza, en caso contrario se gira a la derecha.</text:p>
      <text:p text:style-name="P9"/>
      <text:p text:style-name="P10">Por último <text:s/><text:span text:style-name="T3">retorna el valor de la acción llevada a cabo, que previamente ha guardado en la variable ultimaAccion. 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oho Std Light" svg:font-family="'Soho Std Light'"/>
    <style:font-face style:name="Soho Std" svg:font-family="'Soho St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2:59:35.593324509</meta:creation-date>
    <dc:date>2017-03-23T00:02:55.417708052</dc:date>
    <meta:editing-duration>PT22M9S</meta:editing-duration>
    <meta:editing-cycles>2</meta:editing-cycles>
    <meta:generator>LibreOffice/5.1.5.2$Linux_X86_64 LibreOffice_project/10m0$Build-2</meta:generator>
    <meta:document-statistic meta:table-count="0" meta:image-count="0" meta:object-count="0" meta:page-count="2" meta:paragraph-count="19" meta:word-count="380" meta:character-count="2260" meta:non-whitespace-character-count="1891"/>
  </office:meta>
</office:document-meta>
</file>